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6.6979in" fo:margin-left="0in" table:align="left"/>
    </style:style>
    <style:style style:name="Tabella1.A" style:family="table-column">
      <style:table-column-properties style:column-width="1.0417in"/>
    </style:style>
    <style:style style:name="Tabella1.B" style:family="table-column">
      <style:table-column-properties style:column-width="4.7083in"/>
    </style:style>
    <style:style style:name="Tabella1.C" style:family="table-column">
      <style:table-column-properties style:column-width="0.9479in"/>
    </style:style>
    <style:style style:name="Tabella1.A1" style:family="table-cell">
      <style:table-cell-properties fo:padding="0.0382in" fo:border-left="0.05pt solid #000000" fo:border-right="none" fo:border-top="0.05pt solid #000000" fo:border-bottom="0.05pt solid #000000"/>
    </style:style>
    <style:style style:name="Tabella1.C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22cb3" officeooo:paragraph-rsid="00022cb3"/>
    </style:style>
    <style:style style:name="P2" style:family="paragraph" style:parent-style-name="Text_20_body">
      <style:text-properties officeooo:rsid="00022cb3" officeooo:paragraph-rsid="000390a5"/>
    </style:style>
    <style:style style:name="P3" style:family="paragraph" style:parent-style-name="Text_20_body">
      <style:text-properties officeooo:rsid="00043286" officeooo:paragraph-rsid="0008db95"/>
    </style:style>
    <style:style style:name="P4" style:family="paragraph" style:parent-style-name="Text_20_body">
      <style:text-properties officeooo:rsid="000390a5" officeooo:paragraph-rsid="000390a5"/>
    </style:style>
    <style:style style:name="P5" style:family="paragraph" style:parent-style-name="Text_20_body">
      <style:text-properties officeooo:rsid="00050371" officeooo:paragraph-rsid="00050371"/>
    </style:style>
    <style:style style:name="P6" style:family="paragraph" style:parent-style-name="Text_20_body">
      <style:text-properties officeooo:rsid="00070086" officeooo:paragraph-rsid="00070086"/>
    </style:style>
    <style:style style:name="P7" style:family="paragraph" style:parent-style-name="Text_20_body">
      <style:text-properties officeooo:rsid="000a125f" officeooo:paragraph-rsid="000a125f"/>
    </style:style>
    <style:style style:name="P8" style:family="paragraph" style:parent-style-name="Text_20_body">
      <style:text-properties officeooo:paragraph-rsid="000a125f"/>
    </style:style>
    <style:style style:name="P9" style:family="paragraph" style:parent-style-name="Subtitle">
      <style:text-properties officeooo:rsid="00022cb3" officeooo:paragraph-rsid="00022cb3"/>
    </style:style>
    <style:style style:name="P10" style:family="paragraph" style:parent-style-name="Table_20_Contents">
      <style:text-properties officeooo:rsid="000a125f" officeooo:paragraph-rsid="000a125f"/>
    </style:style>
    <style:style style:name="P11" style:family="paragraph" style:parent-style-name="Text_20_body" style:list-style-name="L1">
      <style:text-properties officeooo:rsid="00043286" officeooo:paragraph-rsid="00043286"/>
    </style:style>
    <style:style style:name="P12" style:family="paragraph" style:parent-style-name="Text_20_body" style:list-style-name="L2">
      <style:text-properties officeooo:rsid="0008db95" officeooo:paragraph-rsid="0008db95"/>
    </style:style>
    <style:style style:name="P13" style:family="paragraph" style:parent-style-name="Text_20_body">
      <style:text-properties officeooo:rsid="00050371" officeooo:paragraph-rsid="0008db95"/>
    </style:style>
    <style:style style:name="P14" style:family="paragraph" style:parent-style-name="Text_20_body" style:list-style-name="L3">
      <style:text-properties officeooo:rsid="00050371" officeooo:paragraph-rsid="00050371"/>
    </style:style>
    <style:style style:name="P15" style:family="paragraph" style:parent-style-name="Text_20_body" style:list-style-name="L4">
      <style:text-properties officeooo:rsid="00070086" officeooo:paragraph-rsid="00070086"/>
    </style:style>
    <style:style style:name="P16" style:family="paragraph" style:parent-style-name="Text_20_body" style:list-style-name="L5">
      <style:text-properties officeooo:rsid="00070086" officeooo:paragraph-rsid="00070086"/>
    </style:style>
    <style:style style:name="P17" style:family="paragraph" style:parent-style-name="Text_20_body">
      <style:text-properties officeooo:paragraph-rsid="000b991f"/>
    </style:style>
    <style:style style:name="P18" style:family="paragraph" style:parent-style-name="Text_20_body">
      <style:text-properties officeooo:rsid="000b991f" officeooo:paragraph-rsid="000b991f"/>
    </style:style>
    <style:style style:name="P19" style:family="paragraph" style:parent-style-name="Text_20_body">
      <style:text-properties officeooo:paragraph-rsid="000bcd3e"/>
    </style:style>
    <style:style style:name="P20" style:family="paragraph" style:parent-style-name="Heading_20_1">
      <style:text-properties officeooo:rsid="000a125f" officeooo:paragraph-rsid="000a125f"/>
    </style:style>
    <style:style style:name="P21" style:family="paragraph" style:parent-style-name="Heading_20_1">
      <style:text-properties officeooo:rsid="000390a5" officeooo:paragraph-rsid="000390a5"/>
    </style:style>
    <style:style style:name="P22" style:family="paragraph" style:parent-style-name="Heading_20_1">
      <style:text-properties officeooo:rsid="00043286" officeooo:paragraph-rsid="00043286"/>
    </style:style>
    <style:style style:name="P23" style:family="paragraph" style:parent-style-name="Heading_20_1">
      <style:text-properties officeooo:rsid="000a18ed" officeooo:paragraph-rsid="000a18ed"/>
    </style:style>
    <style:style style:name="P24" style:family="paragraph" style:parent-style-name="Heading_20_1">
      <style:text-properties officeooo:rsid="000bcd3e" officeooo:paragraph-rsid="000bcd3e"/>
    </style:style>
    <style:style style:name="P25" style:family="paragraph" style:parent-style-name="Heading_20_2">
      <style:text-properties officeooo:rsid="000a18ed" officeooo:paragraph-rsid="000a18ed"/>
    </style:style>
    <style:style style:name="P26" style:family="paragraph" style:parent-style-name="Table_20_Contents">
      <style:text-properties officeooo:rsid="000bcd3e" officeooo:paragraph-rsid="000bcd3e"/>
    </style:style>
    <style:style style:name="T1" style:family="text">
      <style:text-properties fo:font-style="italic" style:font-style-asian="italic" style:font-style-complex="italic"/>
    </style:style>
    <style:style style:name="T2" style:family="text">
      <style:text-properties officeooo:rsid="0004bd84"/>
    </style:style>
    <style:style style:name="T3" style:family="text">
      <style:text-properties officeooo:rsid="00050371"/>
    </style:style>
    <style:style style:name="T4" style:family="text">
      <style:text-properties officeooo:rsid="00070086"/>
    </style:style>
    <style:style style:name="T5" style:family="text">
      <style:text-properties officeooo:rsid="0008db95"/>
    </style:style>
    <style:style style:name="T6" style:family="text">
      <style:text-properties officeooo:rsid="000a125f"/>
    </style:style>
    <style:style style:name="T7" style:family="text">
      <style:text-properties officeooo:rsid="000a18ed"/>
    </style:style>
    <style:style style:name="T8" style:family="text">
      <style:text-properties officeooo:rsid="000bcd3e"/>
    </style:style>
    <style:style style:name="T9" style:family="text">
      <style:text-properties officeooo:rsid="000bf17f"/>
    </style:style>
    <style:style style:name="T10" style:family="text">
      <style:text-properties officeooo:rsid="000c72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06/2018</text:p>
      <text:p text:style-name="P9">Studio di fattibilita’</text:p>
      <text:h text:style-name="P20" text:outline-level="1">Diario delle modifiche</text:h>
      <table:table table:name="Tabella1" table:style-name="Tabella1">
        <table:table-column table:style-name="Tabella1.A"/>
        <table:table-column table:style-name="Tabella1.B"/>
        <table:table-column table:style-name="Tabella1.C"/>
        <table:table-row>
          <table:table-cell table:style-name="Tabella1.A1" office:value-type="string">
            <text:p text:style-name="P10">Data</text:p>
          </table:table-cell>
          <table:table-cell table:style-name="Tabella1.A1" office:value-type="string">
            <text:p text:style-name="P10">Descrizione</text:p>
          </table:table-cell>
          <table:table-cell table:style-name="Tabella1.C1" office:value-type="string">
            <text:p text:style-name="P10">Autore</text:p>
          </table:table-cell>
        </table:table-row>
        <table:table-row>
          <table:table-cell table:style-name="Tabella1.A2" office:value-type="string">
            <text:p text:style-name="P10">11/06/2018</text:p>
          </table:table-cell>
          <table:table-cell table:style-name="Tabella1.A2" office:value-type="string">
            <text:p text:style-name="P10">Creazione documento e stesura dei capitoli: Scopo del documento, Riferimenti, Descrizione.</text:p>
          </table:table-cell>
          <table:table-cell table:style-name="Tabella1.C2" office:value-type="string">
            <text:p text:style-name="P10">Simone Ballarin</text:p>
          </table:table-cell>
        </table:table-row>
        <table:table-row>
          <table:table-cell table:style-name="Tabella1.A2" office:value-type="string">
            <text:p text:style-name="P26">12/06/2018</text:p>
          </table:table-cell>
          <table:table-cell table:style-name="Tabella1.A2" office:value-type="string">
            <text:p text:style-name="P26">Stesura capitoli: Studio del Dominio.</text:p>
          </table:table-cell>
          <table:table-cell table:style-name="Tabella1.C2" office:value-type="string">
            <text:p text:style-name="P26">Simone Ballarin</text:p>
          </table:table-cell>
        </table:table-row>
        <table:table-row>
          <table:table-cell table:style-name="Tabella1.A2" office:value-type="string">
            <text:p text:style-name="Table_20_Contents"/>
          </table:table-cell>
          <table:table-cell table:style-name="Tabella1.A2" office:value-type="string">
            <text:p text:style-name="Table_20_Contents"/>
          </table:table-cell>
          <table:table-cell table:style-name="Tabella1.C2" office:value-type="string">
            <text:p text:style-name="P26">Simone Ballarin</text:p>
          </table:table-cell>
        </table:table-row>
        <table:table-row>
          <table:table-cell table:style-name="Tabella1.A2" office:value-type="string">
            <text:p text:style-name="Table_20_Contents"/>
          </table:table-cell>
          <table:table-cell table:style-name="Tabella1.A2" office:value-type="string">
            <text:p text:style-name="Table_20_Contents"/>
          </table:table-cell>
          <table:table-cell table:style-name="Tabella1.C2" office:value-type="string">
            <text:p text:style-name="P26">Simone Ballarin</text:p>
          </table:table-cell>
        </table:table-row>
      </table:table>
      <text:p text:style-name="P8"/>
      <text:p text:style-name="P1"/>
      <text:p text:style-name="P1"/>
      <text:h text:style-name="P21" text:outline-level="1">Scopo del documento</text:h>
      <text:p text:style-name="P4">Il seguente documento <text:span text:style-name="T1">Studio di fattibilita’</text:span> ha lo scopo di fornire una macro descrizione ed un primo approccio relativo ai <text:s/>benefici e<text:span text:style-name="T5">d ai </text:span>costi di una eventuale progettazione, implementazione e messa in produzione di un <text:span text:style-name="T3">Identity Wallet (IW) che dovra’ funzionare nel contesto di un’estensione del prodotto MonoKee basata su blockchain.</text:span></text:p>
      <text:h text:style-name="P22" text:outline-level="1">Riferimenti</text:h>
      <text:list xml:id="list1884564348" text:style-name="L1">
        <text:list-item>
          <text:p text:style-name="P11">Blockchain: The Dawn of Decentralized Identity (G00303143), Homan Farahmand per Gartner</text:p>
        </text:list-item>
      </text:list>
      <text:h text:style-name="P22" text:outline-level="1">Descrizione</text:h>
      <text:p text:style-name="P3">Il <text:span text:style-name="T2">progetto</text:span> ha come scopo la creazione di un <text:span text:style-name="T3">Identity Wallet (IW). L’applicativo si colloca nel contesto di un’estensione del servizio Monokee basato su blockchain. L’estensione offre un sistema di Identity Access Managment (IAM) composto da quattro principali fattori:</text:span></text:p>
      <text:list xml:id="list57035946" text:style-name="L2">
        <text:list-item>
          <text:p text:style-name="P12">Identity Wallet (IW)</text:p>
        </text:list-item>
        <text:list-item>
          <text:p text:style-name="P12">Service Provider (SP)</text:p>
        </text:list-item>
        <text:list-item>
          <text:p text:style-name="P12">Identity Trust Fabric (ITF)</text:p>
        </text:list-item>
        <text:list-item>
          <text:p text:style-name="P12">Trusted Third Part<text:span text:style-name="T6">y</text:span> (TTP)</text:p>
        </text:list-item>
      </text:list>
      <text:p text:style-name="P7">In sintesi l’estensione dovra’ operarare al fine di fornire <text:s/>la possibilita’ ad un utente di registrare <text:span text:style-name="T8">e gestire </text:span>la propria identita’ tramite IW automamente, mandare i propi dati <text:span text:style-name="T8">(IPP) </text:span>all’ITF la quale <text:soft-page-break/>custodira’ la sua identita’ e fara’ da garante per le assersioni proveniente dai TTP. Inoltre il SP dovra’ essere in grado con le informazione provenienti da IW e ITF di garantire o meno l’accesso ai propi servizi.</text:p>
      <text:p text:style-name="P13">Il software IW, piu’ dettagliatamente, dovra’ assolvere ai <text:s/>seguenti compiti :</text:p>
      <text:p text:style-name="P5">nell’ambito della registrazione di un utente il wallet deve:</text:p>
      <text:list xml:id="list3977322618" text:style-name="L3">
        <text:list-item>
          <text:p text:style-name="P14">generare e immaganizzare in locale una chiave pubblica;</text:p>
        </text:list-item>
        <text:list-item>
          <text:p text:style-name="P14">generare e immaganizzare in locale una chiave private;</text:p>
        </text:list-item>
        <text:list-item>
          <text:p text:style-name="P14">hashare la chiave la chiave pubblica e inviare l’hash al ITF;</text:p>
        </text:list-item>
        <text:list-item>
          <text:p text:style-name="P14"><text:span text:style-name="T4">incrementare</text:span> le informazioni (PII) relative alle identita’ che il wallet gestisce.</text:p>
        </text:list-item>
      </text:list>
      <text:p text:style-name="P5">nell’ambito della presentazione dei dati ad un Service Provider deve:</text:p>
      <text:list xml:id="list2882542526" text:style-name="L4">
        <text:list-item>
          <text:p text:style-name="P15">invio della chiave pubblica al service provider;</text:p>
        </text:list-item>
        <text:list-item>
          <text:p text:style-name="P15">invio di un puntatore all’hash della chiave pubblica interna al ITF;</text:p>
        </text:list-item>
        <text:list-item>
          <text:p text:style-name="P15">invio di altre informazioni utili presenti nel ITF <text:s/>(quali ulteriori layer di sicurezza, i.e. inpronta digitale, QR code, autentificazione multifattore)</text:p>
        </text:list-item>
      </text:list>
      <text:p text:style-name="P6">nell’ambito della richiesta di accesso ad un servizio:</text:p>
      <text:list xml:id="list3571563433" text:style-name="L5">
        <text:list-item>
          <text:p text:style-name="P16">inviare una richiesta di accesso ad un servizio con I dati relativi all’identita’ al Service Provider;</text:p>
        </text:list-item>
        <text:list-item>
          <text:p text:style-name="P16">attendere la risposta del Service Provider.</text:p>
        </text:list-item>
      </text:list>
      <text:h text:style-name="P23" text:outline-level="1">Studio del dominio</text:h>
      <text:h text:style-name="P25" text:outline-level="2">Dominio applicativo </text:h>
      <text:p text:style-name="P17"><text:span text:style-name="T7">L’applicativo IW dovra’ essere usato in un contesto prevalentemente lavorativo. Non si escludono pero’ ulteriori applicazione future in ambito Consumer. In ogni caso il software dovra’ poter essere usato da utenti senza specifiche conoscenze informatiche e con minimo training tecnologico. Dato il contesto applicativo il software dovra’ essere il piu’ accessibile e semplice possibile. Per queste ragioni si pensa ad un suo utilizzo prevalentemente in ambito mobile, anche se non si esclude a priori la possibilita’ di una versione Desktop.</text:span></text:p>
      <text:h text:style-name="P25" text:outline-level="2">Dominio tecnologico</text:h>
      <text:p text:style-name="P18"><text:span text:style-name="T10">L’applicativo quindi d</text:span>ovra’ essere <text:span text:style-name="T10">fruibile tramite</text:span> un’applicazione <text:span text:style-name="T9">mobile multipiattaforma sviluppabile entro I limiti temporali della durata dello stage. Per queste ragioni lo studio del dominio tecnologico si incentreta’ principalemente su tecnologie cross-platform. Verra comunque tenuto in considerazione anche lo sviluppo nativo.</text:span></text:p>
      <text:p text:style-name="P18"/>
      <text:h text:style-name="P24" text:outline-level="1"><text:soft-page-break/>Studio dei costi</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2cb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7:18:57.186149958</meta:creation-date>
    <meta:editing-duration>PT3M43S</meta:editing-duration>
    <meta:editing-cycles>3</meta:editing-cycles>
    <meta:generator>LibreOffice/5.4.6.2$Linux_X86_64 LibreOffice_project/40m0$Build-2</meta:generator>
    <dc:date>2018-06-12T09:42:16.005709686</dc:date>
    <meta:document-statistic meta:table-count="1" meta:image-count="0" meta:object-count="0" meta:page-count="3" meta:paragraph-count="44" meta:word-count="506" meta:character-count="3420" meta:non-whitespace-character-count="2967"/>
  </office:meta>
</office:document-meta>
</file>